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ntinghei SC" svg:font-family="'Lantinghei SC', 'Open Sans', Arial, 'Hiragino Sans GB', 'Microsoft YaHei', STHeiti, 'WenQuanYi Micro Hei', SimSun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language-asian="zh" style:country-asian="TW"/>
    </style:style>
    <style:style style:name="P2" style:family="paragraph" style:parent-style-name="Standard" style:list-style-name="L1"/>
    <style:style style:name="T1" style:family="text">
      <style:text-properties style:language-asian="zh" style:country-asian="TW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499cm" fo:text-indent="0.4cm" fo:margin-left="0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6725971160095448" text:style-name="L1">
        <text:list-item>
          <text:p text:style-name="P1">用REST 或 SOAP？</text:p>
          <text:list>
            <text:list-item>
              <text:p text:style-name="P1"><text:a xlink:type="simple" xlink:href="https://zh.wikipedia.org/wiki/SOAP" text:style-name="Internet_20_link" text:visited-style-name="Visited_20_Internet_20_Link">SOAP 訊息實例</text:a>(WIKI)</text:p>
            </text:list-item>
            <text:list-item>
              <text:p text:style-name="P2">文章：<text:a xlink:type="simple" xlink:href="http://www.infoq.com/cn/articles/rest-soap-when-to-use-each" office:target-frame-name="_blank" xlink:show="new" text:style-name="Internet_20_link" text:visited-style-name="Visited_20_Internet_20_Link">REST和SOAP：谁更好，或者都好？</text:a>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ntinghei SC" svg:font-family="'Lantinghei SC', 'Open Sans', Arial, 'Hiragino Sans GB', 'Microsoft YaHei', STHeiti, 'WenQuanYi Micro Hei', SimSun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37S</meta:editing-duration>
    <meta:editing-cycles>3</meta:editing-cycles>
    <meta:generator>OpenOffice/4.1.1$Win32 OpenOffice.org_project/411m6$Build-9775</meta:generator>
    <dc:date>2015-07-29T10:57:48.35</dc:date>
    <meta:document-statistic meta:table-count="0" meta:image-count="0" meta:object-count="0" meta:page-count="1" meta:paragraph-count="3" meta:word-count="30" meta:character-count="58"/>
    <meta:user-defined meta:name="Info 1"/>
    <meta:user-defined meta:name="Info 2"/>
    <meta:user-defined meta:name="Info 3"/>
    <meta:user-defined meta:name="Info 4"/>
  </office:meta>
</office:document-meta>
</file>